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widows="0" fo:orphans="0" fo:break-before="page" fo:line-height="0.1041in" fo:text-indent="0.25in"/>
    </style:style>
    <style:style style:name="P2" style:parent-style-name="Heading2" style:master-page-name="MP1" style:family="paragraph">
      <style:paragraph-properties fo:keep-with-next="always" fo:keep-together="always" fo:break-before="page" fo:text-align="start" fo:line-height="0.2361in"/>
    </style:style>
    <style:style style:name="T3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S2" style:family="section">
      <style:section-properties fo:margin-left="0in" fo:margin-right="0in" style:writing-mode="lr-tb"/>
    </style:style>
    <style:style style:name="P4" style:parent-style-name="Bodytext2" style:family="paragraph">
      <style:paragraph-properties fo:line-height="0.15in" fo:text-indent="0in"/>
    </style:style>
    <style:style style:name="T5" style:parent-style-name="Bodytext28pt" style:family="text">
      <style:text-properties fo:font-size="12pt" style:font-size-asian="12pt" style:font-size-complex="12pt"/>
    </style:style>
    <style:style style:name="T6" style:parent-style-name="Основнойшрифтабзаца" style:family="text">
      <style:text-properties fo:color="#000000" fo:font-size="12pt" style:font-size-asian="12pt" style:font-size-complex="12pt"/>
    </style:style>
    <style:style style:name="P7" style:parent-style-name="Bodytext2" style:family="paragraph">
      <style:paragraph-properties fo:line-height="0.15in" fo:text-indent="0in"/>
    </style:style>
    <style:style style:name="T8" style:parent-style-name="Bodytext28pt" style:family="text">
      <style:text-properties fo:font-size="12pt" style:font-size-asian="12pt" style:font-size-complex="12pt"/>
    </style:style>
    <style:style style:name="T9" style:parent-style-name="Основнойшрифтабзаца" style:family="text">
      <style:text-properties fo:color="#000000" fo:font-size="12pt" style:font-size-asian="12pt" style:font-size-complex="12pt"/>
    </style:style>
    <style:style style:name="T10" style:parent-style-name="Bodytext28pt" style:family="text">
      <style:text-properties fo:font-size="12pt" style:font-size-asian="12pt" style:font-size-complex="12pt"/>
    </style:style>
    <style:style style:name="T11" style:parent-style-name="Основнойшрифтабзаца" style:family="text">
      <style:text-properties fo:color="#000000" fo:font-size="12pt" style:font-size-asian="12pt" style:font-size-complex="12pt"/>
    </style:style>
    <style:style style:name="T12" style:parent-style-name="Bodytext28pt" style:family="text">
      <style:text-properties fo:font-size="12pt" style:font-size-asian="12pt" style:font-size-complex="12pt"/>
    </style:style>
    <style:style style:name="T13" style:parent-style-name="Основнойшрифтабзаца" style:family="text">
      <style:text-properties fo:color="#000000" fo:font-size="12pt" style:font-size-asian="12pt" style:font-size-complex="12pt"/>
    </style:style>
    <style:style style:name="T14" style:parent-style-name="Bodytext28pt" style:family="text">
      <style:text-properties fo:font-size="12pt" style:font-size-asian="12pt" style:font-size-complex="12pt"/>
    </style:style>
    <style:style style:name="T15" style:parent-style-name="Основнойшрифтабзаца" style:family="text">
      <style:text-properties fo:color="#000000" fo:font-size="12pt" style:font-size-asian="12pt" style:font-size-complex="12pt"/>
    </style:style>
    <style:style style:name="P16" style:parent-style-name="Bodytext2" style:family="paragraph">
      <style:paragraph-properties fo:line-height="0.15in" fo:text-indent="0in"/>
    </style:style>
    <style:style style:name="T17" style:parent-style-name="Bodytext28pt" style:family="text">
      <style:text-properties fo:font-size="12pt" style:font-size-asian="12pt" style:font-size-complex="12pt"/>
    </style:style>
    <style:style style:name="T18" style:parent-style-name="Основнойшрифтабзаца" style:family="text">
      <style:text-properties fo:color="#000000" fo:font-size="12pt" style:font-size-asian="12pt" style:font-size-complex="12pt"/>
    </style:style>
    <style:style style:name="T19" style:parent-style-name="Bodytext28pt" style:family="text">
      <style:text-properties fo:font-size="12pt" style:font-size-asian="12pt" style:font-size-complex="12pt"/>
    </style:style>
    <style:style style:name="T20" style:parent-style-name="Основнойшрифтабзаца" style:family="text">
      <style:text-properties fo:color="#000000" fo:font-size="12pt" style:font-size-asian="12pt" style:font-size-complex="12pt"/>
    </style:style>
    <style:style style:name="T21" style:parent-style-name="Bodytext28pt" style:family="text">
      <style:text-properties fo:font-size="12pt" style:font-size-asian="12pt" style:font-size-complex="12pt"/>
    </style:style>
    <style:style style:name="T22" style:parent-style-name="Основнойшрифтабзаца" style:family="text">
      <style:text-properties fo:color="#000000" fo:font-size="12pt" style:font-size-asian="12pt" style:font-size-complex="12pt"/>
    </style:style>
    <style:style style:name="T23" style:parent-style-name="Bodytext28pt" style:family="text">
      <style:text-properties fo:font-size="12pt" style:font-size-asian="12pt" style:font-size-complex="12pt"/>
    </style:style>
    <style:style style:name="T24" style:parent-style-name="Основнойшрифтабзаца" style:family="text">
      <style:text-properties fo:color="#000000" fo:font-size="12pt" style:font-size-asian="12pt" style:font-size-complex="12pt"/>
    </style:style>
    <style:style style:name="T25" style:parent-style-name="Bodytext28pt" style:family="text">
      <style:text-properties fo:font-size="12pt" style:font-size-asian="12pt" style:font-size-complex="12pt"/>
    </style:style>
    <style:style style:name="T26" style:parent-style-name="Основнойшрифтабзаца" style:family="text">
      <style:text-properties fo:color="#000000" fo:font-size="12pt" style:font-size-asian="12pt" style:font-size-complex="12pt"/>
    </style:style>
    <style:style style:name="T27" style:parent-style-name="Bodytext28pt" style:family="text">
      <style:text-properties fo:font-size="12pt" style:font-size-asian="12pt" style:font-size-complex="12pt"/>
    </style:style>
    <style:style style:name="T28" style:parent-style-name="Основнойшрифтабзаца" style:family="text">
      <style:text-properties fo:color="#000000" fo:font-size="12pt" style:font-size-asian="12pt" style:font-size-complex="12pt"/>
    </style:style>
    <style:style style:name="T29" style:parent-style-name="Основнойшрифтабзаца" style:family="text">
      <style:text-properties fo:color="#000000" fo:font-size="12pt" style:font-size-asian="12pt" style:font-size-complex="12pt"/>
    </style:style>
    <style:style style:name="T30" style:parent-style-name="Bodytext28pt" style:family="text">
      <style:text-properties fo:font-size="12pt" style:font-size-asian="12pt" style:font-size-complex="12pt"/>
    </style:style>
    <style:style style:name="T31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32" style:parent-style-name="Bodytext28pt" style:family="text">
      <style:text-properties fo:font-size="12pt" style:font-size-asian="12pt" style:font-size-complex="12pt"/>
    </style:style>
    <style:style style:name="T33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34" style:parent-style-name="Bodytext28pt" style:family="text">
      <style:text-properties fo:font-size="12pt" style:font-size-asian="12pt" style:font-size-complex="12pt"/>
    </style:style>
    <style:style style:name="T35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36" style:parent-style-name="Bodytext28pt" style:family="text">
      <style:text-properties fo:font-size="12pt" style:font-size-asian="12pt" style:font-size-complex="12pt"/>
    </style:style>
    <style:style style:name="T37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38" style:parent-style-name="Bodytext28pt" style:family="text">
      <style:text-properties fo:font-size="12pt" style:font-size-asian="12pt" style:font-size-complex="12pt"/>
    </style:style>
    <style:style style:name="T39" style:parent-style-name="Основнойшрифтабзаца" style:family="text">
      <style:text-properties fo:color="#000000" fo:font-size="12pt" style:font-size-asian="12pt" style:font-size-complex="12pt"/>
    </style:style>
    <style:style style:name="T40" style:parent-style-name="Bodytext28pt" style:family="text">
      <style:text-properties fo:font-size="12pt" style:font-size-asian="12pt" style:font-size-complex="12pt"/>
    </style:style>
    <style:style style:name="T41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42" style:parent-style-name="Основнойшрифтабзаца" style:family="text">
      <style:text-properties fo:color="#000000" fo:font-size="12pt" style:font-size-asian="12pt" style:font-size-complex="12pt"/>
    </style:style>
    <style:style style:name="T43" style:parent-style-name="Bodytext28pt" style:family="text">
      <style:text-properties fo:font-size="12pt" style:font-size-asian="12pt" style:font-size-complex="12pt"/>
    </style:style>
    <style:style style:name="T44" style:parent-style-name="Основнойшрифтабзаца" style:family="text">
      <style:text-properties fo:color="#000000" fo:font-size="12pt" style:font-size-asian="12pt" style:font-size-complex="12pt"/>
    </style:style>
    <style:style style:name="T45" style:parent-style-name="Bodytext28pt" style:family="text">
      <style:text-properties fo:font-size="12pt" style:font-size-asian="12pt" style:font-size-complex="12pt"/>
    </style:style>
    <style:style style:name="T46" style:parent-style-name="Основнойшрифтабзаца" style:family="text">
      <style:text-properties fo:color="#000000" fo:font-size="12pt" style:font-size-asian="12pt" style:font-size-complex="12pt"/>
    </style:style>
    <style:style style:name="T47" style:parent-style-name="Bodytext28pt" style:family="text">
      <style:text-properties fo:font-size="12pt" style:font-size-asian="12pt" style:font-size-complex="12pt"/>
    </style:style>
    <style:style style:name="T48" style:parent-style-name="Основнойшрифтабзаца" style:family="text">
      <style:text-properties fo:color="#000000" fo:font-size="12pt" style:font-size-asian="12pt" style:font-size-complex="12pt"/>
    </style:style>
    <style:style style:name="T49" style:parent-style-name="Bodytext28pt" style:family="text">
      <style:text-properties fo:font-size="12pt" style:font-size-asian="12pt" style:font-size-complex="12pt"/>
    </style:style>
    <style:style style:name="T50" style:parent-style-name="Основнойшрифтабзаца" style:family="text">
      <style:text-properties fo:color="#000000" fo:font-size="12pt" style:font-size-asian="12pt" style:font-size-complex="12pt"/>
    </style:style>
    <style:style style:name="P51" style:parent-style-name="Bodytext2" style:family="paragraph">
      <style:paragraph-properties fo:line-height="0.15in" fo:text-indent="0in"/>
    </style:style>
    <style:style style:name="T52" style:parent-style-name="Bodytext28pt" style:family="text">
      <style:text-properties fo:font-size="12pt" style:font-size-asian="12pt" style:font-size-complex="12pt"/>
    </style:style>
    <style:style style:name="T53" style:parent-style-name="Основнойшрифтабзаца" style:family="text">
      <style:text-properties fo:color="#000000" fo:font-size="12pt" style:font-size-asian="12pt" style:font-size-complex="12pt"/>
    </style:style>
    <style:style style:name="T54" style:parent-style-name="Bodytext28pt" style:family="text">
      <style:text-properties fo:font-size="12pt" style:font-size-asian="12pt" style:font-size-complex="12pt"/>
    </style:style>
    <style:style style:name="T55" style:parent-style-name="Основнойшрифтабзаца" style:family="text">
      <style:text-properties fo:color="#000000" fo:font-size="12pt" style:font-size-asian="12pt" style:font-size-complex="12pt"/>
    </style:style>
    <style:style style:name="T56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57" style:parent-style-name="Основнойшрифтабзаца" style:family="text">
      <style:text-properties fo:color="#000000" fo:font-size="12pt" style:font-size-asian="12pt" style:font-size-complex="12pt"/>
    </style:style>
    <style:style style:name="T58" style:parent-style-name="Bodytext28pt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color="#000000" fo:font-size="12pt" style:font-size-asian="12pt" style:font-size-complex="12pt"/>
    </style:style>
    <style:style style:name="P60" style:parent-style-name="Bodytext2" style:family="paragraph">
      <style:paragraph-properties fo:line-height="0.15in" fo:text-indent="0in"/>
    </style:style>
    <style:style style:name="T61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62" style:parent-style-name="Основнойшрифтабзаца" style:family="text">
      <style:text-properties fo:color="#000000" fo:font-size="12pt" style:font-size-asian="12pt" style:font-size-complex="12pt"/>
    </style:style>
    <style:style style:name="P63" style:parent-style-name="Bodytext2" style:family="paragraph">
      <style:paragraph-properties fo:line-height="0.15in" fo:text-indent="0in"/>
    </style:style>
    <style:style style:name="T64" style:parent-style-name="Bodytext28pt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66" style:parent-style-name="Bodytext2" style:family="paragraph">
      <style:paragraph-properties fo:line-height="0.15in" fo:text-indent="0in"/>
    </style:style>
    <style:style style:name="T67" style:parent-style-name="Bodytext28pt" style:family="text">
      <style:text-properties fo:font-size="12pt" style:font-size-asian="12pt" style:font-size-complex="12pt"/>
    </style:style>
    <style:style style:name="T68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69" style:parent-style-name="Bodytext2" style:family="paragraph">
      <style:paragraph-properties fo:line-height="0.15in" fo:text-indent="0in"/>
    </style:style>
    <style:style style:name="T70" style:parent-style-name="Bodytext28pt" style:family="text">
      <style:text-properties fo:font-size="12pt" style:font-size-asian="12pt" style:font-size-complex="12pt"/>
    </style:style>
    <style:style style:name="T71" style:parent-style-name="Основнойшрифтабзаца" style:family="text">
      <style:text-properties fo:color="#000000" fo:font-size="12pt" style:font-size-asian="12pt" style:font-size-complex="12pt"/>
    </style:style>
    <style:style style:name="P72" style:parent-style-name="Bodytext2" style:family="paragraph">
      <style:paragraph-properties fo:line-height="0.15in" fo:text-indent="0in"/>
    </style:style>
    <style:style style:name="T73" style:parent-style-name="Bodytext28pt" style:family="text">
      <style:text-properties fo:font-size="12pt" style:font-size-asian="12pt" style:font-size-complex="12pt"/>
    </style:style>
    <style:style style:name="T74" style:parent-style-name="Основнойшрифтабзаца" style:family="text">
      <style:text-properties fo:color="#000000" fo:font-size="12pt" style:font-size-asian="12pt" style:font-size-complex="12pt"/>
    </style:style>
    <style:style style:name="P75" style:parent-style-name="Bodytext2" style:family="paragraph">
      <style:paragraph-properties fo:line-height="0.15in" fo:text-indent="0in"/>
    </style:style>
    <style:style style:name="T76" style:parent-style-name="Bodytext28pt" style:family="text">
      <style:text-properties fo:font-size="12pt" style:font-size-asian="12pt" style:font-size-complex="12pt"/>
    </style:style>
    <style:style style:name="T77" style:parent-style-name="Основнойшрифтабзаца" style:family="text">
      <style:text-properties fo:color="#000000" fo:font-size="12pt" style:font-size-asian="12pt" style:font-size-complex="12pt"/>
    </style:style>
    <style:style style:name="P78" style:parent-style-name="Bodytext2" style:family="paragraph">
      <style:paragraph-properties fo:line-height="0.15in" fo:text-indent="0in"/>
    </style:style>
    <style:style style:name="T79" style:parent-style-name="Bodytext28pt" style:family="text">
      <style:text-properties fo:font-size="12pt" style:font-size-asian="12pt" style:font-size-complex="12pt"/>
    </style:style>
    <style:style style:name="T80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81" style:parent-style-name="Bodytext2" style:family="paragraph">
      <style:paragraph-properties fo:line-height="0.15in" fo:text-indent="0in"/>
    </style:style>
    <style:style style:name="T82" style:parent-style-name="Bodytext28pt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84" style:parent-style-name="Bodytext2" style:family="paragraph">
      <style:paragraph-properties fo:line-height="0.15in" fo:text-indent="0in"/>
    </style:style>
    <style:style style:name="T85" style:parent-style-name="Bodytext28pt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87" style:parent-style-name="Bodytext2" style:family="paragraph">
      <style:paragraph-properties fo:line-height="0.15in" fo:text-indent="0in"/>
    </style:style>
    <style:style style:name="T88" style:parent-style-name="Bodytext28pt" style:family="text">
      <style:text-properties fo:font-size="12pt" style:font-size-asian="12pt" style:font-size-complex="12pt"/>
    </style:style>
    <style:style style:name="T89" style:parent-style-name="Bodytext28pt" style:family="text">
      <style:text-properties fo:font-size="12pt" style:font-size-asian="12pt" style:font-size-complex="12pt"/>
    </style:style>
    <style:style style:name="T90" style:parent-style-name="Основнойшрифтабзаца" style:family="text">
      <style:text-properties fo:color="#000000" fo:font-size="12pt" style:font-size-asian="12pt" style:font-size-complex="12pt"/>
    </style:style>
    <style:style style:name="P91" style:parent-style-name="Bodytext2" style:family="paragraph">
      <style:paragraph-properties fo:line-height="0.15in" fo:text-indent="0in"/>
    </style:style>
    <style:style style:name="T92" style:parent-style-name="Bodytext28pt" style:family="text">
      <style:text-properties fo:font-size="12pt" style:font-size-asian="12pt" style:font-size-complex="12pt"/>
    </style:style>
    <style:style style:name="T93" style:parent-style-name="Основнойшрифтабзаца" style:family="text">
      <style:text-properties fo:color="#000000" fo:font-size="12pt" style:font-size-asian="12pt" style:font-size-complex="12pt"/>
    </style:style>
    <style:style style:name="P94" style:parent-style-name="Bodytext2" style:family="paragraph">
      <style:paragraph-properties fo:line-height="0.15in" fo:text-indent="0in"/>
    </style:style>
    <style:style style:name="T95" style:parent-style-name="Bodytext28pt" style:family="text">
      <style:text-properties fo:font-size="12pt" style:font-size-asian="12pt" style:font-size-complex="12pt"/>
    </style:style>
    <style:style style:name="T96" style:parent-style-name="Основнойшрифтабзаца" style:family="text">
      <style:text-properties fo:color="#000000" fo:font-size="12pt" style:font-size-asian="12pt" style:font-size-complex="12pt"/>
    </style:style>
    <style:style style:name="P97" style:parent-style-name="Bodytext2" style:family="paragraph">
      <style:paragraph-properties fo:line-height="0.15in" fo:text-indent="0in"/>
    </style:style>
    <style:style style:name="T98" style:parent-style-name="Bodytext28pt" style:family="text">
      <style:text-properties fo:font-size="12pt" style:font-size-asian="12pt" style:font-size-complex="12pt"/>
    </style:style>
    <style:style style:name="T99" style:parent-style-name="Основнойшрифтабзаца" style:family="text">
      <style:text-properties fo:color="#000000" fo:font-size="12pt" style:font-size-asian="12pt" style:font-size-complex="12pt"/>
    </style:style>
    <style:style style:name="P100" style:parent-style-name="Bodytext2" style:family="paragraph">
      <style:paragraph-properties fo:line-height="0.15in" fo:text-indent="0in"/>
    </style:style>
    <style:style style:name="T101" style:parent-style-name="Bodytext28pt" style:family="text">
      <style:text-properties fo:font-size="12pt" style:font-size-asian="12pt" style:font-size-complex="12pt"/>
    </style:style>
    <style:style style:name="T102" style:parent-style-name="Основнойшрифтабзаца" style:family="text">
      <style:text-properties fo:color="#000000" fo:font-size="12pt" style:font-size-asian="12pt" style:font-size-complex="12pt"/>
    </style:style>
    <style:style style:name="P103" style:parent-style-name="Bodytext2" style:family="paragraph">
      <style:paragraph-properties fo:line-height="0.1465in" fo:text-indent="0in"/>
    </style:style>
    <style:style style:name="T104" style:parent-style-name="Bodytext28pt" style:family="text">
      <style:text-properties fo:font-size="12pt" style:font-size-asian="12pt" style:font-size-complex="12pt"/>
    </style:style>
    <style:style style:name="T105" style:parent-style-name="Основнойшрифтабзаца" style:family="text">
      <style:text-properties fo:color="#000000" fo:font-size="12pt" style:font-size-asian="12pt" style:font-size-complex="12pt"/>
    </style:style>
    <style:style style:name="T106" style:parent-style-name="Bodytext28pt" style:family="text">
      <style:text-properties fo:font-size="12pt" style:font-size-asian="12pt" style:font-size-complex="12pt"/>
    </style:style>
    <style:style style:name="T107" style:parent-style-name="Основнойшрифтабзаца" style:family="text">
      <style:text-properties fo:color="#000000" fo:font-size="12pt" style:font-size-asian="12pt" style:font-size-complex="12pt"/>
    </style:style>
    <style:style style:name="T108" style:parent-style-name="Bodytext28pt" style:family="text">
      <style:text-properties fo:font-size="12pt" style:font-size-asian="12pt" style:font-size-complex="12pt"/>
    </style:style>
    <style:style style:name="T109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10" style:parent-style-name="Bodytext28pt" style:family="text">
      <style:text-properties fo:font-size="12pt" style:font-size-asian="12pt" style:font-size-complex="12pt"/>
    </style:style>
    <style:style style:name="T111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12" style:parent-style-name="Bodytext28pt" style:family="text">
      <style:text-properties fo:font-size="12pt" style:font-size-asian="12pt" style:font-size-complex="12pt"/>
    </style:style>
    <style:style style:name="T113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14" style:parent-style-name="Bodytext28pt" style:family="text">
      <style:text-properties fo:font-size="12pt" style:font-size-asian="12pt" style:font-size-complex="12pt"/>
    </style:style>
    <style:style style:name="T115" style:parent-style-name="Основнойшрифтабзаца" style:family="text">
      <style:text-properties fo:color="#000000" fo:font-size="12pt" style:font-size-asian="12pt" style:font-size-complex="12pt"/>
    </style:style>
    <style:style style:name="T116" style:parent-style-name="Bodytext28pt" style:family="text">
      <style:text-properties fo:font-size="12pt" style:font-size-asian="12pt" style:font-size-complex="12pt"/>
    </style:style>
    <style:style style:name="T117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18" style:parent-style-name="Основнойшрифтабзаца" style:family="text">
      <style:text-properties fo:color="#000000" fo:font-size="12pt" style:font-size-asian="12pt" style:font-size-complex="12pt"/>
    </style:style>
    <style:style style:name="T119" style:parent-style-name="Bodytext28pt" style:family="text">
      <style:text-properties fo:font-size="12pt" style:font-size-asian="12pt" style:font-size-complex="12pt"/>
    </style:style>
    <style:style style:name="T120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21" style:parent-style-name="Bodytext28pt" style:family="text">
      <style:text-properties fo:font-size="12pt" style:font-size-asian="12pt" style:font-size-complex="12pt"/>
    </style:style>
    <style:style style:name="T122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23" style:parent-style-name="Bodytext28pt" style:family="text">
      <style:text-properties fo:font-size="12pt" style:font-size-asian="12pt" style:font-size-complex="12pt"/>
    </style:style>
    <style:style style:name="T124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25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26" style:parent-style-name="Bodytext28pt" style:family="text">
      <style:text-properties fo:font-size="12pt" style:font-size-asian="12pt" style:font-size-complex="12pt"/>
    </style:style>
    <style:style style:name="T127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28" style:parent-style-name="Основнойшрифтабзаца" style:family="text">
      <style:text-properties fo:color="#000000" fo:font-size="12pt" style:font-size-asian="12pt" style:font-size-complex="12pt"/>
    </style:style>
    <style:style style:name="T129" style:parent-style-name="Bodytext28pt" style:family="text">
      <style:text-properties fo:font-size="12pt" style:font-size-asian="12pt" style:font-size-complex="12pt"/>
    </style:style>
    <style:style style:name="T130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31" style:parent-style-name="Bodytext28pt" style:family="text">
      <style:text-properties fo:font-size="12pt" style:font-size-asian="12pt" style:font-size-complex="12pt"/>
    </style:style>
    <style:style style:name="T132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33" style:parent-style-name="Bodytext28pt" style:family="text">
      <style:text-properties fo:font-size="12pt" style:font-size-asian="12pt" style:font-size-complex="12pt"/>
    </style:style>
    <style:style style:name="T134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35" style:parent-style-name="Основнойшрифтабзаца" style:family="text">
      <style:text-properties fo:color="#000000" fo:font-size="12pt" style:font-size-asian="12pt" style:font-size-complex="12pt"/>
    </style:style>
    <style:style style:name="P136" style:parent-style-name="Bodytext2" style:family="paragraph">
      <style:paragraph-properties fo:line-height="0.1465in" fo:margin-left="0.25in" fo:text-indent="-0.25in">
        <style:tab-stops/>
      </style:paragraph-properties>
    </style:style>
    <style:style style:name="T137" style:parent-style-name="Bodytext28pt" style:family="text">
      <style:text-properties fo:font-size="12pt" style:font-size-asian="12pt" style:font-size-complex="12pt"/>
    </style:style>
    <style:style style:name="T138" style:parent-style-name="Bodytext28pt" style:family="text">
      <style:text-properties fo:font-size="12pt" style:font-size-asian="12pt" style:font-size-complex="12pt"/>
    </style:style>
    <style:style style:name="T139" style:parent-style-name="Основнойшрифтабзаца" style:family="text">
      <style:text-properties fo:color="#000000" fo:font-size="12pt" style:font-size-asian="12pt" style:font-size-complex="12pt"/>
    </style:style>
    <style:style style:name="P140" style:parent-style-name="Bodytext2" style:family="paragraph">
      <style:paragraph-properties fo:line-height="0.1465in" fo:text-indent="0in"/>
    </style:style>
    <style:style style:name="T141" style:parent-style-name="Bodytext28pt" style:family="text">
      <style:text-properties fo:font-size="12pt" style:font-size-asian="12pt" style:font-size-complex="12pt"/>
    </style:style>
    <style:style style:name="T142" style:parent-style-name="Основнойшрифтабзаца" style:family="text">
      <style:text-properties fo:color="#000000" fo:font-size="12pt" style:font-size-asian="12pt" style:font-size-complex="12pt"/>
    </style:style>
    <style:style style:name="P143" style:parent-style-name="Bodytext2" style:family="paragraph">
      <style:paragraph-properties fo:line-height="0.1465in" fo:text-indent="0in"/>
    </style:style>
    <style:style style:name="T144" style:parent-style-name="Bodytext28pt" style:family="text">
      <style:text-properties fo:font-size="12pt" style:font-size-asian="12pt" style:font-size-complex="12pt"/>
    </style:style>
    <style:style style:name="T145" style:parent-style-name="Основнойшрифтабзаца" style:family="text">
      <style:text-properties fo:color="#000000" fo:font-size="12pt" style:font-size-asian="12pt" style:font-size-complex="12pt"/>
    </style:style>
    <style:style style:name="P146" style:parent-style-name="Bodytext2" style:family="paragraph">
      <style:paragraph-properties fo:line-height="0.1465in" fo:text-indent="0in"/>
    </style:style>
    <style:style style:name="T147" style:parent-style-name="Bodytext28pt" style:family="text">
      <style:text-properties fo:font-size="12pt" style:font-size-asian="12pt" style:font-size-complex="12pt"/>
    </style:style>
    <style:style style:name="T148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149" style:parent-style-name="Bodytext2" style:family="paragraph">
      <style:paragraph-properties fo:line-height="0.1465in" fo:text-indent="0in"/>
    </style:style>
    <style:style style:name="T150" style:parent-style-name="Bodytext28pt" style:family="text">
      <style:text-properties fo:font-size="12pt" style:font-size-asian="12pt" style:font-size-complex="12pt"/>
    </style:style>
    <style:style style:name="T151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152" style:parent-style-name="Bodytext2" style:family="paragraph">
      <style:paragraph-properties fo:line-height="0.1465in" fo:text-indent="0in"/>
    </style:style>
    <style:style style:name="T153" style:parent-style-name="Bodytext28pt" style:family="text">
      <style:text-properties fo:font-size="12pt" style:font-size-asian="12pt" style:font-size-complex="12pt"/>
    </style:style>
    <style:style style:name="T154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155" style:parent-style-name="Bodytext2" style:family="paragraph">
      <style:paragraph-properties fo:line-height="0.1465in" fo:text-indent="0in"/>
    </style:style>
    <style:style style:name="T156" style:parent-style-name="Bodytext28pt" style:family="text">
      <style:text-properties fo:font-size="12pt" style:font-size-asian="12pt" style:font-size-complex="12pt"/>
    </style:style>
    <style:style style:name="T157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158" style:parent-style-name="Bodytext2" style:family="paragraph">
      <style:paragraph-properties fo:line-height="0.1465in" fo:text-indent="0in"/>
    </style:style>
    <style:style style:name="T159" style:parent-style-name="Bodytext28pt" style:family="text">
      <style:text-properties fo:font-size="12pt" style:font-size-asian="12pt" style:font-size-complex="12pt"/>
    </style:style>
    <style:style style:name="T160" style:parent-style-name="Основнойшрифтабзаца" style:family="text">
      <style:text-properties fo:color="#000000" fo:font-size="12pt" style:font-size-asian="12pt" style:font-size-complex="12pt"/>
    </style:style>
    <style:style style:name="P161" style:parent-style-name="Bodytext2" style:family="paragraph">
      <style:paragraph-properties fo:line-height="0.1465in" fo:text-indent="0in"/>
    </style:style>
    <style:style style:name="T162" style:parent-style-name="Bodytext28pt" style:family="text">
      <style:text-properties fo:font-size="12pt" style:font-size-asian="12pt" style:font-size-complex="12pt"/>
    </style:style>
    <style:style style:name="T163" style:parent-style-name="Основнойшрифтабзаца" style:family="text">
      <style:text-properties fo:color="#000000" fo:font-size="12pt" style:font-size-asian="12pt" style:font-size-complex="12pt"/>
    </style:style>
    <style:style style:name="P164" style:parent-style-name="Bodytext2" style:family="paragraph">
      <style:paragraph-properties fo:line-height="0.1465in" fo:text-indent="0in"/>
    </style:style>
    <style:style style:name="T165" style:parent-style-name="Bodytext28pt" style:family="text">
      <style:text-properties fo:font-size="12pt" style:font-size-asian="12pt" style:font-size-complex="12pt"/>
    </style:style>
    <style:style style:name="T166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167" style:parent-style-name="Bodytext2" style:family="paragraph">
      <style:paragraph-properties fo:line-height="0.1465in" fo:text-indent="0in"/>
    </style:style>
    <style:style style:name="T168" style:parent-style-name="Bodytext28pt" style:family="text">
      <style:text-properties fo:font-size="12pt" style:font-size-asian="12pt" style:font-size-complex="12pt"/>
    </style:style>
    <style:style style:name="T169" style:parent-style-name="Основнойшрифтабзаца" style:family="text">
      <style:text-properties fo:color="#000000" fo:font-size="12pt" style:font-size-asian="12pt" style:font-size-complex="12pt"/>
    </style:style>
    <style:style style:name="P170" style:parent-style-name="Bodytext2" style:family="paragraph">
      <style:paragraph-properties fo:line-height="0.1465in" fo:text-indent="0in"/>
    </style:style>
    <style:style style:name="T171" style:parent-style-name="Bodytext28pt" style:family="text">
      <style:text-properties fo:font-size="12pt" style:font-size-asian="12pt" style:font-size-complex="12pt"/>
    </style:style>
    <style:style style:name="T172" style:parent-style-name="Основнойшрифтабзаца" style:family="text">
      <style:text-properties fo:color="#000000" fo:font-size="12pt" style:font-size-asian="12pt" style:font-size-complex="12pt"/>
    </style:style>
    <style:style style:name="P173" style:parent-style-name="Bodytext2" style:family="paragraph">
      <style:paragraph-properties fo:line-height="0.1465in" fo:text-indent="0in"/>
    </style:style>
    <style:style style:name="T174" style:parent-style-name="Bodytext28pt" style:family="text">
      <style:text-properties fo:font-size="12pt" style:font-size-asian="12pt" style:font-size-complex="12pt"/>
    </style:style>
    <style:style style:name="T175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T176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177" style:parent-style-name="Bodytext2" style:family="paragraph">
      <style:paragraph-properties fo:line-height="0.1465in" fo:text-indent="0in"/>
    </style:style>
    <style:style style:name="T178" style:parent-style-name="Bodytext28pt" style:family="text">
      <style:text-properties fo:font-size="12pt" style:font-size-asian="12pt" style:font-size-complex="12pt"/>
    </style:style>
    <style:style style:name="T179" style:parent-style-name="Основнойшрифтабзаца" style:family="text">
      <style:text-properties fo:color="#000000" fo:font-size="12pt" style:font-size-asian="12pt" style:font-size-complex="12pt"/>
    </style:style>
    <style:style style:name="P180" style:parent-style-name="Bodytext2" style:family="paragraph">
      <style:paragraph-properties fo:line-height="0.1465in" fo:text-indent="0in"/>
    </style:style>
    <style:style style:name="T181" style:parent-style-name="Bodytext28pt" style:family="text">
      <style:text-properties fo:font-size="12pt" style:font-size-asian="12pt" style:font-size-complex="12pt"/>
    </style:style>
    <style:style style:name="T182" style:parent-style-name="Основнойшрифтабзаца" style:family="text">
      <style:text-properties fo:color="#000000" fo:font-size="12pt" style:font-size-asian="12pt" style:font-size-complex="12pt"/>
    </style:style>
    <style:style style:name="P183" style:parent-style-name="Bodytext2" style:family="paragraph">
      <style:paragraph-properties fo:line-height="0.1465in" fo:text-indent="0in"/>
    </style:style>
    <style:style style:name="T184" style:parent-style-name="Bodytext28pt" style:family="text">
      <style:text-properties fo:font-size="12pt" style:font-size-asian="12pt" style:font-size-complex="12pt"/>
    </style:style>
    <style:style style:name="T185" style:parent-style-name="Основнойшрифтабзаца" style:family="text">
      <style:text-properties fo:color="#000000" fo:font-size="12pt" style:font-size-asian="12pt" style:font-size-complex="12pt"/>
    </style:style>
    <style:style style:name="P186" style:parent-style-name="Bodytext2" style:family="paragraph">
      <style:paragraph-properties fo:line-height="0.1465in" fo:text-indent="0in"/>
    </style:style>
    <style:style style:name="T187" style:parent-style-name="Bodytext28pt" style:family="text">
      <style:text-properties fo:font-size="12pt" style:font-size-asian="12pt" style:font-size-complex="12pt"/>
    </style:style>
    <style:style style:name="T188" style:parent-style-name="Основнойшрифтабзаца" style:family="text">
      <style:text-properties fo:color="#000000" fo:font-size="12pt" style:font-size-asian="12pt" style:font-size-complex="12pt" fo:language="bg" fo:country="BG" style:language-asian="bg" style:country-asian="BG" style:language-complex="bg" style:country-complex="BG"/>
    </style:style>
    <style:style style:name="P189" style:parent-style-name="Bodytext2" style:family="paragraph">
      <style:paragraph-properties fo:line-height="0.1465in" fo:text-indent="0in"/>
    </style:style>
    <style:style style:name="T190" style:parent-style-name="Bodytext28pt" style:family="text">
      <style:text-properties fo:font-size="12pt" style:font-size-asian="12pt" style:font-size-complex="12pt"/>
    </style:style>
    <style:style style:name="T191" style:parent-style-name="Основнойшрифтабзаца" style:family="text">
      <style:text-properties fo:color="#000000" fo:font-size="12pt" style:font-size-asian="12pt" style:font-size-complex="12pt"/>
    </style:style>
    <style:style style:name="P192" style:parent-style-name="Bodytext2" style:family="paragraph">
      <style:paragraph-properties fo:line-height="0.1465in" fo:margin-left="0.25in" fo:text-indent="-0.25in">
        <style:tab-stops/>
      </style:paragraph-properties>
    </style:style>
    <style:style style:name="T193" style:parent-style-name="Bodytext28pt" style:family="text">
      <style:text-properties fo:font-size="12pt" style:font-size-asian="12pt" style:font-size-complex="12pt"/>
    </style:style>
    <style:style style:name="T194" style:parent-style-name="Основнойшрифтабзаца" style:family="text">
      <style:text-properties fo:color="#000000" fo:font-size="12pt" style:font-size-asian="12pt" style:font-size-complex="12pt"/>
    </style:style>
    <style:style style:name="P195" style:parent-style-name="Bodytext2" style:family="paragraph">
      <style:paragraph-properties fo:line-height="0.1465in" fo:text-indent="0in"/>
    </style:style>
    <style:style style:name="T196" style:parent-style-name="Bodytext28pt" style:family="text">
      <style:text-properties fo:font-size="12pt" style:font-size-asian="12pt" style:font-size-complex="12pt"/>
    </style:style>
    <style:style style:name="T197" style:parent-style-name="Основнойшрифтабзаца" style:family="text">
      <style:text-properties fo:color="#000000" fo:font-size="12pt" style:font-size-asian="12pt" style:font-size-complex="12pt"/>
    </style:style>
    <style:style style:name="T198" style:parent-style-name="Bodytext28pt" style:family="text">
      <style:text-properties fo:font-size="12pt" style:font-size-asian="12pt" style:font-size-complex="12pt"/>
    </style:style>
    <style:style style:name="T199" style:parent-style-name="Основнойшрифтабзаца" style:family="text">
      <style:text-properties fo:color="#000000" fo:font-size="12pt" style:font-size-asian="12pt" style:font-size-complex="12pt"/>
    </style:style>
    <style:style style:name="T200" style:parent-style-name="Bodytext28pt" style:family="text">
      <style:text-properties fo:font-size="12pt" style:font-size-asian="12pt" style:font-size-complex="12pt"/>
    </style:style>
    <style:style style:name="T201" style:parent-style-name="Основнойшрифтабзаца" style:family="text">
      <style:text-properties fo:color="#000000" fo:font-size="12pt" style:font-size-asian="12pt" style:font-size-complex="12pt"/>
    </style:style>
    <style:style style:name="T202" style:parent-style-name="Bodytext28pt" style:family="text">
      <style:text-properties fo:font-size="12pt" style:font-size-asian="12pt" style:font-size-complex="12pt"/>
    </style:style>
    <style:style style:name="T203" style:parent-style-name="Bodytext28pt" style:family="text">
      <style:text-properties fo:font-size="12pt" style:font-size-asian="12pt" style:font-size-complex="12pt"/>
    </style:style>
    <style:style style:name="T204" style:parent-style-name="Основнойшрифтабзаца" style:family="text">
      <style:text-properties fo:color="#000000" fo:font-size="12pt" style:font-size-asian="12pt" style:font-size-complex="12pt"/>
    </style:style>
    <style:style style:name="S3" style:family="section">
      <style:section-properties fo:margin-left="0in" fo:margin-right="0in" style:writing-mode="lr-tb"/>
    </style:style>
    <style:style style:name="P205" style:parent-style-name="Обычный" style:family="paragraph">
      <style:paragraph-properties fo:widows="0" fo:orphans="0" fo:line-height="0.1111in"/>
    </style:style>
    <style:style style:name="T206" style:parent-style-name="Bodytext7" style:family="text">
      <style:text-properties fo:font-size="12pt" style:font-size-asian="12pt" style:font-size-complex="12pt"/>
    </style:style>
    <style:style style:name="P207" style:parent-style-name="Обычный" style:master-page-name="MP4" style:family="paragraph">
      <style:paragraph-properties fo:widows="0" fo:orphans="0" fo:break-before="page" fo:line-height="0.1465in"/>
    </style:style>
    <style:style style:name="T208" style:parent-style-name="Bodytext79pt" style:family="text">
      <style:text-properties fo:font-size="12pt" style:font-size-asian="12pt" style:font-size-complex="12pt"/>
    </style:style>
    <style:style style:name="T209" style:parent-style-name="Основнойшрифтабзаца" style:family="text">
      <style:text-properties fo:color="#000000"/>
    </style:style>
    <style:style style:name="T210" style:parent-style-name="Bodytext79pt" style:family="text">
      <style:text-properties fo:font-size="12pt" style:font-size-asian="12pt" style:font-size-complex="12pt"/>
    </style:style>
    <style:style style:name="T211" style:parent-style-name="Основнойшрифтабзаца" style:family="text">
      <style:text-properties fo:color="#000000"/>
    </style:style>
    <style:style style:name="T212" style:parent-style-name="Bodytext79pt" style:family="text">
      <style:text-properties fo:font-size="12pt" style:font-size-asian="12pt" style:font-size-complex="12pt"/>
    </style:style>
    <style:style style:name="T213" style:parent-style-name="Основнойшрифтабзаца" style:family="text">
      <style:text-properties fo:color="#000000"/>
    </style:style>
    <style:style style:name="T214" style:parent-style-name="Bodytext79pt" style:family="text">
      <style:text-properties fo:font-size="12pt" style:font-size-asian="12pt" style:font-size-complex="12pt" fo:language="bg" fo:country="BG" style:language-asian="bg" style:country-asian="BG" style:language-complex="bg" style:country-complex="BG"/>
    </style:style>
    <style:style style:name="T215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  <style:style style:name="T216" style:parent-style-name="Bodytext79pt" style:family="text">
      <style:text-properties fo:font-size="12pt" style:font-size-asian="12pt" style:font-size-complex="12pt"/>
    </style:style>
    <style:style style:name="T217" style:parent-style-name="Основнойшрифтабзаца" style:family="text">
      <style:text-properties fo:color="#000000"/>
    </style:style>
    <style:style style:name="T218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  <style:style style:name="T219" style:parent-style-name="Bodytext79pt" style:family="text">
      <style:text-properties fo:font-size="12pt" style:font-size-asian="12pt" style:font-size-complex="12pt"/>
    </style:style>
    <style:style style:name="T220" style:parent-style-name="Основнойшрифтабзаца" style:family="text">
      <style:text-properties fo:color="#000000"/>
    </style:style>
    <style:style style:name="T221" style:parent-style-name="Bodytext79pt" style:family="text">
      <style:text-properties fo:font-size="12pt" style:font-size-asian="12pt" style:font-size-complex="12pt"/>
    </style:style>
    <style:style style:name="T222" style:parent-style-name="Основнойшрифтабзаца" style:family="text">
      <style:text-properties fo:color="#000000"/>
    </style:style>
    <style:style style:name="T223" style:parent-style-name="Bodytext79pt" style:family="text">
      <style:text-properties fo:font-size="12pt" style:font-size-asian="12pt" style:font-size-complex="12pt" fo:language="bg" fo:country="BG" style:language-asian="bg" style:country-asian="BG" style:language-complex="bg" style:country-complex="BG"/>
    </style:style>
    <style:style style:name="T224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  <style:style style:name="T225" style:parent-style-name="Bodytext79pt" style:family="text">
      <style:text-properties fo:font-size="12pt" style:font-size-asian="12pt" style:font-size-complex="12pt"/>
    </style:style>
    <style:style style:name="T226" style:parent-style-name="Bodytext79pt" style:family="text">
      <style:text-properties fo:font-size="12pt" style:font-size-asian="12pt" style:font-size-complex="12pt" fo:language="bg" fo:country="BG" style:language-asian="bg" style:country-asian="BG" style:language-complex="bg" style:country-complex="BG"/>
    </style:style>
    <style:style style:name="T227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  <style:style style:name="T228" style:parent-style-name="Bodytext79pt" style:family="text">
      <style:text-properties fo:font-size="12pt" style:font-size-asian="12pt" style:font-size-complex="12pt" fo:language="bg" fo:country="BG" style:language-asian="bg" style:country-asian="BG" style:language-complex="bg" style:country-complex="BG"/>
    </style:style>
    <style:style style:name="T229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  <style:style style:name="P230" style:parent-style-name="Обычный" style:family="paragraph">
      <style:paragraph-properties fo:widows="0" fo:orphans="0" fo:line-height="0.1666in"/>
    </style:style>
    <style:style style:name="T231" style:parent-style-name="Bodytext79pt" style:family="text">
      <style:text-properties fo:font-size="12pt" style:font-size-asian="12pt" style:font-size-complex="12pt"/>
    </style:style>
    <style:style style:name="T232" style:parent-style-name="Основнойшрифтабзаца" style:family="text">
      <style:text-properties fo:color="#000000"/>
    </style:style>
    <style:style style:name="T233" style:parent-style-name="Bodytext79pt" style:family="text">
      <style:text-properties fo:font-size="12pt" style:font-size-asian="12pt" style:font-size-complex="12pt"/>
    </style:style>
    <style:style style:name="T234" style:parent-style-name="Основнойшрифтабзаца" style:family="text">
      <style:text-properties fo:color="#000000"/>
    </style:style>
    <style:style style:name="T235" style:parent-style-name="Bodytext79pt" style:family="text">
      <style:text-properties fo:font-size="12pt" style:font-size-asian="12pt" style:font-size-complex="12pt"/>
    </style:style>
    <style:style style:name="T236" style:parent-style-name="Основнойшрифтабзаца" style:family="text">
      <style:text-properties fo:color="#000000"/>
    </style:style>
    <style:style style:name="T237" style:parent-style-name="Bodytext79pt" style:family="text">
      <style:text-properties fo:font-size="12pt" style:font-size-asian="12pt" style:font-size-complex="12pt" fo:language="bg" fo:country="BG" style:language-asian="bg" style:country-asian="BG" style:language-complex="bg" style:country-complex="BG"/>
    </style:style>
    <style:style style:name="T238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  <style:style style:name="T239" style:parent-style-name="Bodytext79pt" style:family="text">
      <style:text-properties fo:font-size="12pt" style:font-size-asian="12pt" style:font-size-complex="12pt"/>
    </style:style>
    <style:style style:name="T240" style:parent-style-name="Основнойшрифтабзаца" style:family="text">
      <style:text-properties fo:color="#000000"/>
    </style:style>
    <style:style style:name="T241" style:parent-style-name="Bodytext79pt" style:family="text">
      <style:text-properties fo:font-size="12pt" style:font-size-asian="12pt" style:font-size-complex="12pt"/>
    </style:style>
    <style:style style:name="T242" style:parent-style-name="Основнойшрифтабзаца" style:family="text">
      <style:text-properties fo:color="#000000"/>
    </style:style>
    <style:style style:name="P243" style:parent-style-name="Обычный" style:family="paragraph">
      <style:paragraph-properties fo:widows="0" fo:orphans="0" fo:line-height="0.1666in"/>
    </style:style>
    <style:style style:name="T244" style:parent-style-name="Bodytext79pt" style:family="text">
      <style:text-properties fo:font-size="12pt" style:font-size-asian="12pt" style:font-size-complex="12pt"/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  <style:style style:name="T247" style:parent-style-name="Bodytext79pt" style:family="text">
      <style:text-properties fo:font-size="12pt" style:font-size-asian="12pt" style:font-size-complex="12pt" fo:language="bg" fo:country="BG" style:language-asian="bg" style:country-asian="BG" style:language-complex="bg" style:country-complex="BG"/>
    </style:style>
    <style:style style:name="T248" style:parent-style-name="Основнойшрифтабзаца" style:family="text">
      <style:text-properties fo:color="#000000" fo:language="bg" fo:country="BG" style:language-asian="bg" style:country-asian="BG" style:language-complex="bg" style:country-complex="BG"/>
    </style:style>
  </office:automatic-styles>
  <office:body>
    <office:text text:use-soft-page-breaks="true">
      <text:p text:style-name="P1"/>
      <text:h text:style-name="P2" text:outline-level="2"><text:bookmark-start text:name="bookmark2"/><text:soft-page-break/><text:span text:style-name="T3">Съкращения</text:span><text:bookmark-end text:name="bookmark2"/></text:h>
      <text:section text:name="Sect2" text:style-name="S2">
        <text:p text:style-name="P4"><text:span text:style-name="T5">abi.</text:span><text:span text:style-name="T6"><text:s/>ablativus.</text:span></text:p>
        <text:p text:style-name="P7"><text:span text:style-name="T8">abi. orig.</text:span><text:span text:style-name="T9"><text:s/>ablativus originis.<text:s/></text:span><text:span text:style-name="T10">abi. sep.</text:span><text:span text:style-name="T11"><text:s/>ablativus separationis.<text:s/></text:span><text:span text:style-name="T12">abs.</text:span><text:span text:style-name="T13"><text:s/>absolute.<text:s/></text:span><text:span text:style-name="T14">acc.</text:span><text:span text:style-name="T15"><text:s/>accusativus.</text:span></text:p>
        <text:p text:style-name="P16"><text:span text:style-name="T17">acc. c. inf.</text:span><text:span text:style-name="T18"><text:s/>accusativus cum infinitivo<text:s/></text:span><text:span text:style-name="T19">acc. dir.</text:span><text:span text:style-name="T20"><text:s/>accusativus directionis.<text:s/></text:span><text:span text:style-name="T21">acc. gr.</text:span><text:span text:style-name="T22"><text:s/>accusativus Graecus.<text:s/></text:span><text:span text:style-name="T23">act.</text:span><text:span text:style-name="T24"><text:s/>activum.<text:s/></text:span><text:span text:style-name="T25">adi.</text:span><text:span text:style-name="T26"><text:s/>adiectivum.<text:s/></text:span><text:span text:style-name="T27">adv.</text:span><text:span text:style-name="T28"><text:s/>adver</text:span><text:span text:style-name="T29">bium.<text:s/></text:span><text:span text:style-name="T30">анат.</text:span><text:span text:style-name="T31"><text:s/>анатомически.<text:s/></text:span><text:span text:style-name="T32">бот.</text:span><text:span text:style-name="T33"><text:s/>ботанически.<text:s/></text:span><text:span text:style-name="T34">вж.</text:span><text:span text:style-name="T35"><text:s/>виж. ли. вместо.<text:s/></text:span><text:span text:style-name="T36">еоен.</text:span><text:span text:style-name="T37"><text:s/>Еоенен термин.<text:s/></text:span><text:span text:style-name="T38">coli,</text:span><text:span text:style-name="T39"><text:s/>collectivum.<text:s/></text:span><text:span text:style-name="T40">сотр.</text:span><text:span text:style-name="T41"><text:s/></text:span><text:span text:style-name="T42">comparativus.<text:s/></text:span><text:span text:style-name="T43">concr.</text:span><text:span text:style-name="T44"><text:s/>concretum.<text:s/></text:span><text:span text:style-name="T45">coni,</text:span><text:span text:style-name="T46"><text:s/>coniunctivus.<text:s/></text:span><text:span text:style-name="T47">coniunct.</text:span><text:span text:style-name="T48"><text:s/>coniunctio.<text:s/></text:span><text:span text:style-name="T49">dat.</text:span><text:span text:style-name="T50"><text:s/>dativus.</text:span></text:p>
        <text:p text:style-name="P51"><text:span text:style-name="T52">dat. pers.</text:span><text:span text:style-name="T53"><text:s/>dativus personae.<text:s/></text:span><text:span text:style-name="T54">de. acc.</text:span><text:span text:style-name="T55"><text:s/></text:span><text:span text:style-name="T56">двоен<text:s/></text:span><text:span text:style-name="T57">accusativus.<text:s/></text:span><text:span text:style-name="T58">d-emin.</text:span><text:span text:style-name="T59"><text:s/>deminutivum.</text:span></text:p>
        <text:p text:style-name="P60"><text:span text:style-name="T61">/<text:s/></text:span><text:span text:style-name="T62">feminini generis.</text:span></text:p>
        <text:p text:style-name="P63"><text:span text:style-name="T64">фарм.</text:span><text:span text:style-name="T65"><text:s/>фармацевтически термин.</text:span></text:p>
        <text:p text:style-name="P66"><text:span text:style-name="T67">фал.</text:span><text:span text:style-name="T68"><text:s/>философски термин.</text:span></text:p>
        <text:p text:style-name="P69"><text:span text:style-name="T70">gen.</text:span><text:span text:style-name="T71"><text:s/>genitivus.</text:span></text:p>
        <text:p text:style-name="P72"><text:span text:style-name="T73">gen. obi.</text:span><text:span text:style-name="T74"><text:s/>genitivus obiecti.</text:span></text:p>
        <text:p text:style-name="P75"><text:span text:style-name="T76">gen. 'subi,</text:span><text:span text:style-name="T77"><text:s/>genitivus sublecti.</text:span></text:p>
        <text:p text:style-name="P78"><text:span text:style-name="T79">геогр.</text:span><text:span text:style-name="T80"><text:s/>географски термин.</text:span></text:p>
        <text:p text:style-name="P81"><text:span text:style-name="T82">гр.</text:span><text:span text:style-name="T83"><text:s/>заемка от гръцки език.</text:span></text:p>
        <text:p text:style-name="P84"><text:span text:style-name="T85">грам.</text:span><text:span text:style-name="T86"><text:s/>граматически термин.</text:span></text:p>
        <text:p text:style-name="P87"><text:span text:style-name="T88">impe</text:span><text:span text:style-name="T89">rat,</text:span><text:span text:style-name="T90"><text:s/>imperativus.</text:span></text:p>
        <text:p text:style-name="P91"><text:span text:style-name="T92">impers.</text:span><text:span text:style-name="T93"><text:s/>impersonale.</text:span></text:p>
        <text:p text:style-name="P94"><text:span text:style-name="T95">indecl.</text:span><text:span text:style-name="T96"><text:s/>indeclinabile.</text:span></text:p>
        <text:p text:style-name="P97"><text:span text:style-name="T98">indic,</text:span><text:span text:style-name="T99"><text:s/>indicativus.</text:span></text:p>
        <text:p text:style-name="P100"><text:span text:style-name="T101">inf.</text:span><text:span text:style-name="T102"><text:s/>infinitivus.</text:span></text:p>
        <text:p text:style-name="P103"><text:span text:style-name="T104">interi,</text:span><text:span text:style-name="T105"><text:s/>interlectio,<text:s/></text:span><text:span text:style-name="T106">intr.</text:span><text:span text:style-name="T107"><text:s/>intransitivum.<text:s/></text:span><text:span text:style-name="T108">ирон.</text:span><text:span text:style-name="T109"><text:s/>иронично.<text:s/></text:span><text:span text:style-name="T110">лог.</text:span><text:span text:style-name="T111"><text:s/>логически.<text:s/></text:span><text:span text:style-name="T112">лит.</text:span><text:span text:style-name="T113"><text:s/>литературен термин.<text:s/></text:span><text:span text:style-name="T114">locat,</text:span><text:span text:style-name="T115"><text:s/>locativus.<text:s/></text:span><text:span text:style-name="T116">т.</text:span><text:span text:style-name="T117"><text:s/></text:span><text:span text:style-name="T118">masculini generis.<text:s/></text:span><text:span text:style-name="T119">мед.</text:span><text:span text:style-name="T120"><text:s/>медицински термин.<text:s/></text:span><text:span text:style-name="T121">мор.</text:span><text:span text:style-name="T122"><text:s/>морски термин.<text:s/></text:span><text:span text:style-name="T123">муз.</text:span><text:span text:style-name="T124"><text:s/>музикален терм</text:span><text:span text:style-name="T125">ин.<text:s/></text:span><text:span text:style-name="T126">п.</text:span><text:span text:style-name="T127"><text:s/></text:span><text:span text:style-name="T128">neutri generis.<text:s/></text:span><text:span text:style-name="T129">нкг.</text:span><text:span text:style-name="T130"><text:s/>някого.<text:s/></text:span><text:span text:style-name="T131">нкм.</text:span><text:span text:style-name="T132"><text:s/>някому.<text:s/></text:span><text:span text:style-name="T133">пот.</text:span><text:span text:style-name="T134"><text:s/></text:span><text:span text:style-name="T135">nominativus.</text:span></text:p>
        <text:p text:style-name="P136"><text:span text:style-name="T137">пот.<text:s/></text:span><text:span text:style-name="T138">c. inf.</text:span><text:span text:style-name="T139"><text:s/>nominativus cum infini' tivo.</text:span></text:p>
        <text:p text:style-name="P140"><text:span text:style-name="T141">numer. distr.</text:span><text:span text:style-name="T142"><text:s/>numerale distributivum.</text:span></text:p>
        <text:p text:style-name="P143"><text:span text:style-name="T144">numer. ord.</text:span><text:span text:style-name="T145"><text:s/>numerale ordinale.</text:span></text:p>
        <text:p text:style-name="P146"><text:span text:style-name="T147">нщ.</text:span><text:span text:style-name="T148"><text:s/>нещо.</text:span></text:p>
        <text:p text:style-name="P149"><text:span text:style-name="T150">обикн.</text:span><text:span text:style-name="T151"><text:s/>обикновено.</text:span></text:p>
        <text:p text:style-name="P152"><text:span text:style-name="T153">особ.</text:span><text:span text:style-name="T154"><text:s/>особено, предимно.</text:span></text:p>
        <text:p text:style-name="P155"><text:span text:style-name="T156">о-в</text:span><text:span text:style-name="T157"><text:s/>остров.</text:span></text:p>
        <text:p text:style-name="P158"><text:span text:style-name="T159">part.</text:span><text:span text:style-name="T160"><text:s/>participium</text:span></text:p>
        <text:p text:style-name="P161"><text:span text:style-name="T162">pass.</text:span><text:span text:style-name="T163"><text:s/>passivum.</text:span></text:p>
        <text:p text:style-name="P164"><text:span text:style-name="T165">перс.</text:span><text:span text:style-name="T166"><text:s/>персийски.</text:span></text:p>
        <text:p text:style-name="P167"><text:span text:style-name="T168">pf.</text:span><text:span text:style-name="T169"><text:s/>perfectum.</text:span></text:p>
        <text:p text:style-name="P170"><text:span text:style-name="T171">pl.</text:span><text:span text:style-name="T172"><text:s/>pluralis.</text:span></text:p>
        <text:p text:style-name="P173"><text:span text:style-name="T174">поет.</text:span><text:span text:style-name="T175"><text:s/>поет</text:span><text:span text:style-name="T176">ически.</text:span></text:p>
        <text:p text:style-name="P177"><text:span text:style-name="T178">posit.</text:span><text:span text:style-name="T179"><text:s/>positivus</text:span></text:p>
        <text:p text:style-name="P180"><text:span text:style-name="T181">praep.</text:span><text:span text:style-name="T182"><text:s/>praepositio.</text:span></text:p>
        <text:p text:style-name="P183"><text:span text:style-name="T184">praes,</text:span><text:span text:style-name="T185"><text:s/>praesens.</text:span></text:p>
        <text:p text:style-name="P186"><text:span text:style-name="T187">прен.</text:span><text:span text:style-name="T188"><text:s/>преносно значение.</text:span></text:p>
        <text:p text:style-name="P189"><text:span text:style-name="T190">proti.</text:span><text:span text:style-name="T191"><text:s/>pronomen.</text:span></text:p>
        <text:p text:style-name="P192"><text:span text:style-name="T193">pron. demonst.</text:span><text:span text:style-name="T194"><text:s/>pronomen demonstra tivum.</text:span></text:p>
        <text:p text:style-name="P195"><text:span text:style-name="T196">pron. indef.</text:span><text:span text:style-name="T197"><text:s/>pronomen indefinitum.<text:s/></text:span><text:span text:style-name="T198">pron. interr.</text:span><text:span text:style-name="T199"><text:s/>pronomen interrogativum<text:s/></text:span><text:span text:style-name="T200">pron: pers.</text:span><text:span text:style-name="T201"><text:s/>pronomen personale.<text:s/></text:span><text:span text:style-name="T202">pron.<text:s/></text:span><text:span text:style-name="T203">relat.</text:span><text:span text:style-name="T204"><text:s/>pronomen relativum.</text:span></text:p>
      </text:section>
      <text:section text:name="Sect3" text:style-name="S3">
        <text:p text:style-name="P205"><text:span text:style-name="T206">И</text:span></text:p>
      </text:section>
      <text:soft-page-break/>
      <text:p text:style-name="P207"><text:span text:style-name="T208">prov.</text:span><text:span text:style-name="T209"><text:s/>proverbium.<text:s/></text:span><text:span text:style-name="T210">refl.</text:span><text:span text:style-name="T211"><text:s/>reflexlvum.<text:s/></text:span><text:span text:style-name="T212">relat.</text:span><text:span text:style-name="T213"><text:s/>relativum.<text:s/></text:span><text:span text:style-name="T214">рел.</text:span><text:span text:style-name="T215"><text:s/>религиозен термин.<text:s/></text:span><text:span text:style-name="T216">pem.</text:span><text:span text:style-name="T217"><text:s/></text:span><text:span text:style-name="T218">реторичен термин.<text:s/></text:span><text:span text:style-name="T219">sc.</text:span><text:span text:style-name="T220"><text:s/>scilicet.<text:s/></text:span><text:span text:style-name="T221">slng.</text:span><text:span text:style-name="T222"><text:s/>singularis.<text:s/></text:span><text:span text:style-name="T223">инт.</text:span><text:span text:style-name="T224"><text:s/>синтактически термин.<text:s/></text:span><text:span text:style-name="T225">cm.<text:s/></text:span><text:span text:style-name="T226">ф.</text:span><text:span text:style-name="T227"><text:s/>стара форма.<text:s/></text:span><text:span text:style-name="T228">тил.</text:span><text:span text:style-name="T229"><text:s/>стилистически.</text:span></text:p>
      <text:p text:style-name="P230"><text:span text:style-name="T231">subst.</text:span><text:span text:style-name="T232"><text:s/>substantivum.<text:s/></text:span><text:span text:style-name="T233">sup.</text:span><text:span text:style-name="T234"><text:s/>supinum.<text:s/></text:span><text:span text:style-name="T235">superi,</text:span><text:span text:style-name="T236"><text:s/>superlativus.<text:s/></text:span><text:span text:style-name="T237">съд.</text:span><text:span text:style-name="T238"><text:s/>съдебен термин.<text:s/></text:span><text:span text:style-name="T239">trans,</text:span><text:span text:style-name="T240"><text:s/>transitivum.<text:s/></text:span><text:span text:style-name="T241">v.</text:span><text:span text:style-name="T242"><text:s/>verbum.</text:span></text:p>
      <text:p text:style-name="P243"><text:span text:style-name="T244">v. def.</text:span><text:span text:style-name="T245"><text:s/>verbum defectivum,<text:s/></text:span><text:span text:style-name="T246">зоол. зоологически термин.<text:s/></text:span><text:span text:style-name="T247">юр.</text:span><text:span text:style-name="T248"><text:s/>юридически термин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" style:display-name="Heading #2" style:family="paragraph" style:parent-style-name="Standard" style:default-outline-level="2">
      <style:paragraph-properties fo:widows="0" fo:orphans="0" fo:text-align="center" style:line-height-at-least="0in" fo:background-color="#FFFFFF"/>
      <style:text-properties style:font-name="Cambria" style:font-name-asian="Cambria" style:font-name-complex="Cambria" fo:letter-spacing="0.0277in" fo:font-size="17pt" style:font-size-asian="17pt" style:font-size-complex="17pt" fo:hyphenate="false"/>
    </style:style>
    <style:style style:name="Bodytext2" style:display-name="Body text (2)" style:family="paragraph" style:parent-style-name="Standard">
      <style:paragraph-properties fo:widows="0" fo:orphans="0" style:line-height-at-least="0in" fo:text-indent="-0.2222in" fo:background-color="#FFFFFF"/>
      <style:text-properties style:font-name="Cambria" style:font-name-asian="Cambria" style:font-name-complex="Cambria" fo:font-size="7.5pt" style:font-size-asian="7.5pt" style:font-size-complex="7.5pt" fo:hyphenate="false"/>
    </style:style>
    <style:style style:name="Bodytext7_" style:display-name="Body text (7)_" style:family="text" style:parent-style-name="Основнойшрифтабзаца"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fo:font-size="8pt" style:font-size-asian="8pt" style:font-size-complex="8pt" style:text-underline-type="none" style:text-underline-color="font-color"/>
    </style:style>
    <style:style style:name="Bodytext79pt" style:display-name="Body text (7) + 9 pt" style:family="text" style:parent-style-name="Bodytext7_">
      <style:text-properties style:font-name="Cambria" style:font-name-asian="Cambria" style:font-name-complex="Cambria" fo:font-weight="normal" style:font-weight-asian="normal" style:font-weight-complex="normal" fo:font-style="italic" style:font-style-asian="italic" style:font-style-complex="italic" fo:text-transform="none" fo:font-variant="normal" style:text-line-through-type="none" fo:color="#000000" fo:letter-spacing="normal" style:text-scale="100%" fo:font-size="9pt" style:font-size-asian="9pt" style:font-size-complex="9pt" style:text-underline-type="none" style:text-underline-color="font-color"/>
    </style:style>
    <style:style style:name="Bodytext2_" style:display-name="Body text (2)_" style:family="text" style:parent-style-name="Основнойшрифтабзаца"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fo:font-size="7.5pt" style:font-size-asian="7.5pt" style:font-size-complex="7.5pt" style:text-underline-type="none" style:text-underline-color="font-color"/>
    </style:style>
    <style:style style:name="Bodytext28pt" style:display-name="Body text (2) + 8 pt" style:family="text" style:parent-style-name="Bodytext2_">
      <style:text-properties style:font-name="Cambria" style:font-name-asian="Cambria" style:font-name-complex="Cambria" fo:font-weight="normal" style:font-weight-asian="normal" style:font-weight-complex="normal" fo:font-style="italic" style:font-style-asian="italic" style:font-style-complex="italic" fo:text-transform="none" fo:font-variant="normal" style:text-line-through-type="none" fo:color="#000000" fo:letter-spacing="normal" style:text-scale="100%" fo:font-size="8pt" style:font-size-asian="8pt" style:font-size-complex="8pt" style:text-underline-type="none" style:text-underline-color="font-color"/>
    </style:style>
    <style:style style:name="Bodytext7" style:display-name="Body text (7)" style:family="text" style:parent-style-name="Основнойшрифтабзаца"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fo:font-size="8pt" style:font-size-asian="8pt" style:font-size-complex="8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93in" fo:margin-left="1in" fo:margin-bottom="0.993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5in" fo:page-height="11in" style:print-orientation="portrait" fo:margin-top="0.993in" fo:margin-left="1in" fo:margin-bottom="0.993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Microsoft Office</dc:creator>
    <meta:creation-date>2019-06-24T03:56:00Z</meta:creation-date>
    <dc:date>2019-06-24T03:56:00Z</dc:date>
    <meta:template xlink:href="Normal.dotm" xlink:type="simple"/>
    <meta:editing-cycles>2</meta:editing-cycles>
    <meta:editing-duration>PT0S</meta:editing-duration>
    <meta:document-statistic meta:page-count="3" meta:paragraph-count="4" meta:word-count="312" meta:character-count="2091" meta:row-count="14" meta:non-whitespace-character-count="1783"/>
  </office:meta>
</office:document-meta>
</file>